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4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date-style style:name="N159">
      <number:day/>
      <number:text>-</number:text>
      <number:month number:textual="true"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1:24:48.1443969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01T11:46:37.443669843</dc:date>
    <meta:editing-cycles>159</meta:editing-cycles>
    <meta:editing-duration>P2DT2H51M9S</meta:editing-duration>
    <meta:generator>LibreOffice/7.3.1.3$Linux_X86_64 LibreOffice_project/30$Build-3</meta:generator>
    <meta:document-statistic meta:table-count="1" meta:cell-count="486" meta:object-count="0"/>
    <meta:user-defined meta:name="AppVersion">15.0000</meta:user-defined>
  </office:meta>
</office:document-meta>
</file>